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28b" officeooo:paragraph-rsid="000bf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iostream&gt;</text:p>
      <text:p text:style-name="P1">#include &lt;string&gt;</text:p>
      <text:p text:style-name="P1"/>
      <text:p text:style-name="P1">void push(char stack[], int &amp;top, char value, int maxsize) {</text:p>
      <text:p text:style-name="P1"><text:s text:c="4"/>if (top &lt; maxsize - 1) {</text:p>
      <text:p text:style-name="P1"><text:s text:c="8"/>stack[++top] = value;</text:p>
      <text:p text:style-name="P1"><text:s text:c="4"/>} else {</text:p>
      <text:p text:style-name="P1"><text:s text:c="8"/>std::cout &lt;&lt; "Stack Overflow\n";</text:p>
      <text:p text:style-name="P1"><text:s text:c="4"/>}</text:p>
      <text:p text:style-name="P1">}</text:p>
      <text:p text:style-name="P1"/>
      <text:p text:style-name="P1">char pop(char stack[], int &amp;top) {</text:p>
      <text:p text:style-name="P1"><text:s text:c="4"/>if (top &gt;= 0) {</text:p>
      <text:p text:style-name="P1"><text:s text:c="8"/>return stack[top--];</text:p>
      <text:p text:style-name="P1"><text:s text:c="4"/>} else {</text:p>
      <text:p text:style-name="P1"><text:s text:c="8"/>std::cout &lt;&lt; "Stack Underflow\n";</text:p>
      <text:p text:style-name="P1"><text:s text:c="8"/>return '\0';</text:p>
      <text:p text:style-name="P1"><text:s text:c="4"/>}</text:p>
      <text:p text:style-name="P1">}</text:p>
      <text:p text:style-name="P1"/>
      <text:p text:style-name="P1">std::string reverseString(std::string str) {</text:p>
      <text:p text:style-name="P1"><text:s text:c="4"/>int n = str.length();</text:p>
      <text:p text:style-name="P1"><text:s text:c="4"/>int top = -1;</text:p>
      <text:p text:style-name="P1"><text:s text:c="4"/>char stack[n];</text:p>
      <text:p text:style-name="P1"><text:s text:c="4"/>for (int i = 0; i &lt; n; i++) {</text:p>
      <text:p text:style-name="P1"><text:s text:c="8"/>push(stack, top, str[i], n);</text:p>
      <text:p text:style-name="P1"><text:s text:c="4"/>}</text:p>
      <text:p text:style-name="P1"><text:s text:c="4"/>std::string reversedStr = "";</text:p>
      <text:p text:style-name="P1"><text:s text:c="4"/>while (top &gt;= 0) {</text:p>
      <text:p text:style-name="P1"><text:s text:c="8"/>reversedStr += pop(stack, top);</text:p>
      <text:p text:style-name="P1"><text:s text:c="4"/>}</text:p>
      <text:p text:style-name="P1"/>
      <text:p text:style-name="P1"><text:s text:c="4"/>return reversedStr;</text:p>
      <text:p text:style-name="P1">}</text:p>
      <text:p text:style-name="P1">int main() {</text:p>
      <text:p text:style-name="P1"><text:s text:c="4"/>std::string str = "Hello, World!";</text:p>
      <text:p text:style-name="P1"><text:s text:c="4"/>std::string reversedStr = reverseString(str);</text:p>
      <text:p text:style-name="P1"><text:s text:c="4"/>std::cout &lt;&lt; "Original String: " &lt;&lt; str &lt;&lt; std::endl;</text:p>
      <text:p text:style-name="P1"><text:s text:c="4"/>std::cout &lt;&lt; "Reversed String: " &lt;&lt; reversedStr &lt;&lt; std::endl;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6:21:44.217047374</meta:creation-date>
    <dc:date>2024-05-26T16:45:16.403976577</dc:date>
    <meta:editing-duration>PT1M32S</meta:editing-duration>
    <meta:editing-cycles>1</meta:editing-cycles>
    <meta:document-statistic meta:table-count="0" meta:image-count="0" meta:object-count="0" meta:page-count="1" meta:paragraph-count="37" meta:word-count="137" meta:character-count="907" meta:non-whitespace-character-count="672"/>
    <meta:generator>LibreOffice/7.3.7.2$Linux_X86_64 LibreOffice_project/30$Build-2</meta:generator>
  </office:meta>
</office:document-meta>
</file>